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bookmark_wordcoun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text-properties officeooo:rsid="00373416" officeooo:paragraph-rsid="00373416"/>
    </style:style>
    <style:style style:name="P2" style:family="paragraph" style:parent-style-name="Text_20_body">
      <style:text-properties officeooo:rsid="001588e5" officeooo:paragraph-rsid="00181c5e"/>
    </style:style>
    <style:style style:name="P3" style:family="paragraph" style:parent-style-name="Text_20_body">
      <style:text-properties officeooo:rsid="00181c5e" officeooo:paragraph-rsid="00181c5e"/>
    </style:style>
    <style:style style:name="P4" style:family="paragraph" style:parent-style-name="Text_20_body">
      <style:text-properties officeooo:rsid="0019a8e6" officeooo:paragraph-rsid="0019a8e6"/>
    </style:style>
    <style:style style:name="P5" style:family="paragraph" style:parent-style-name="Footnote">
      <style:text-properties officeooo:rsid="00768a86" officeooo:paragraph-rsid="00768a86"/>
    </style:style>
    <style:style style:name="P6" style:family="paragraph" style:parent-style-name="Text_20_body" style:master-page-name="MP0">
      <style:paragraph-properties style:page-number="auto" fo:break-before="page"/>
      <style:text-properties officeooo:rsid="001588e5" officeooo:paragraph-rsid="001588e5"/>
    </style:style>
    <style:style style:name="P7" style:family="paragraph" style:parent-style-name="Text_20_body" style:master-page-name="Endnote">
      <style:paragraph-properties style:page-number="auto"/>
      <style:text-properties officeooo:rsid="0019a8e6" officeooo:paragraph-rsid="0019a8e6"/>
    </style:style>
    <style:style style:name="P8" style:family="paragraph" style:parent-style-name="Text_20_body">
      <style:text-properties officeooo:rsid="00181c5e" officeooo:paragraph-rsid="00181c5e"/>
    </style:style>
    <style:style style:name="T1" style:family="text">
      <style:text-properties officeooo:rsid="0019a8e6"/>
    </style:style>
    <style:style style:name="T2" style:family="text">
      <style:text-properties officeooo:rsid="0048dae2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y word counter macro</text:p>
      <text:h text:style-name="Heading_20_1" text:outline-level="1"><text:bookmark text:name="Abstract"/>H1</text:h>
      <text:p text:style-name="P3">This is section 1 with 11 words <text:span text:style-name="T2">x y z</text:span>.</text:p>
      <text:h text:style-name="Heading_20_1" text:outline-level="1"><text:bookmark text:name="Essay"/>H2</text:h>
      <text:section text:style-name="Sect1" text:name="Section2">
        <text:p text:style-name="P3">Is this in a specific section called section <text:span text:style-name="T1">two</text:span>?<text:note text:id="ftn1" text:note-class="footnote"><text:note-citation>1</text:note-citation><text:note-body><text:p text:style-name="P1">Test footnote</text:p></text:note-body></text:note></text:p>
        <text:p text:style-name="P3"/>
      </text:section>
      <text:p text:style-name="P3">This is section <text:span text:style-name="T1">three</text:span> with 7 words.<text:note text:id="ftn0" text:note-class="footnote"><text:note-citation>2</text:note-citation><text:note-body><text:p text:style-name="P5">Again</text:p></text:note-body></text:note></text:p>
      <text:p text:style-name="P2"/>
      <text:p text:style-name="P2"/>
      <text:p text:style-name="P7">Endnote area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language="en" fo:country="NZ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loext:opacity="100%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Normal" style:next-style-name="Text_20_body" style:default-outline-level="10" style:class="text">
      <style:paragraph-properties fo:margin-top="0.106cm" fo:margin-bottom="0.106cm" style:contextual-spacing="false"/>
      <style:text-properties style:font-name="Cambria1" fo:font-family="Cambria" style:font-style-name="Bold" style:font-family-generic="roman" fo:font-size="9pt" fo:font-weight="normal" style:font-size-asian="9pt" style:font-weight-asian="bold" style:font-size-complex="9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language="en" fo:country="NZ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en" fo:country="NZ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mbria" fo:font-family="Cambria" style:font-family-generic="roman" style:font-pitch="variable" fo:language="en" fo:country="NZ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fo:language="en" fo:country="NZ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Heading_20_4_20_Char" style:display-name="Heading 4 Char" style:family="text" style:parent-style-name="Default_20_Paragraph_20_Font">
      <style:text-properties fo:color="#4f81bd" loext:opacity="100%" style:font-name="Cambria" fo:font-family="Cambria" style:font-family-generic="roman" style:font-pitch="variable" fo:language="en" fo:country="NZ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mbria" fo:font-family="Cambria" style:font-family-generic="roman" style:font-pitch="variable" fo:language="en" fo:country="NZ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mbria" fo:font-family="Cambria" style:font-family-generic="roman" style:font-pitch="variable" fo:language="en" fo:country="NZ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mbria" fo:font-family="Cambria" style:font-family-generic="roman" style:font-pitch="variable" fo:language="en" fo:country="NZ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language="en" fo:country="NZ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language="en" fo:country="NZ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language="en" fo:country="NZ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Red" style:family="text">
      <style:text-properties fo:color="#c9211e" loext:opacity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>berwyn</dc:title>
    <dc:description/>
    <dc:subject/>
    <meta:creation-date>2022-12-23T16:47:31.287018595</meta:creation-date>
    <meta:editing-cycles>99</meta:editing-cycles>
    <meta:editing-duration>PT6H20M1S</meta:editing-duration>
    <meta:initial-creator>Berwyn Hoyt</meta:initial-creator>
    <dc:date>2023-01-05T22:39:10.551439054</dc:date>
    <dc:creator>Berwyn Hoyt</dc:creator>
    <meta:document-statistic meta:table-count="0" meta:image-count="0" meta:object-count="0" meta:page-count="2" meta:paragraph-count="9" meta:word-count="37" meta:character-count="179" meta:non-whitespace-character-count="151"/>
    <meta:template xlink:type="simple" xlink:actuate="onRequest" xlink:title="berwyn" xlink:href="../../../../../../.config/libreoffice/4/user/template/berwyn.ott" meta:date="2022-12-23T16:47:30.279101261"/>
  </office:meta>
</office:document-meta>
</file>

<file path=Basic/Standard/bookmark_wordcounter.xml><?xml version="1.0" encoding="utf-8"?>
<!DOCTYPE module  PUBLIC '-//OpenOffice.org//DTD OfficeDocument 1.0//EN'  'module.dtd'>
<script:module xmlns:script="http://openoffice.org/2000/script" script:name="bookmark_wordcounter" script:language="StarBasic" script:moduleType="normal">REM  *****  BASIC  *****

' Count words between bookmarked sections

' Developed using examples at: https://wiki.documentfoundation.org/Documentation/BASIC_Guide#Searching_for_Text_Portions
' And BASIC API reference at: https://api.libreoffice.org/docs/idl/ref/index.html

Sub Main
	bookmark_wordcounter
End Sub

Sub bookmark_wordcounter
	doc = ThisComponent
	bookmarks = doc.Bookmarks
	n_bookmarks = bookmarks.getCount()

	cursor = doc.Text.createTextCursor
	cursor.gotoStart(false)

	' Count words at beginning of document up to the first bookmark to include in total
	results = "WORDCOUNT: "
	statusbar = doc.CurrentController.StatusIndicator
	statusbar.start(results, 100)
	if n_bookmarks &gt; 0 then
		bookmark = bookmarks.getByIndex(0)
		cursor.gotoRange(bookmark.Anchor, true) ' true = expand selection
	else
		cursor.gotoEnd(true)
	end if
	count = hotcount(cursor.String)
	total = count
	' Uncomment if you want to print # words before the first bookmark
	' results = results &amp; "Beginning" &amp; "=" &amp; count &amp; ", "
	' statusbar.text = results

	' Count words after each bookmark
	for i=1 to n_bookmarks
		name = bookmark.name
		cursor.gotoRange(bookmark.Anchor, False) ' true = expand selection
		if i &lt; n_bookmarks then
			bookmark = bookmarks.getByIndex(i)
			cursor.gotoRange(bookmark.Anchor, true) ' true = expand selection
		else
			cursor.gotoEnd(true)
		end if
		count = hotcount(cursor.String)
		total = total + count
		results = results &amp; name &amp; "=" &amp; count &amp; ", "
		statusbar.text = results
	next i

	' Count words in footnotes so total matches libreoffice total
	fnotes=doc.getFootNotes()
	if fnotes.hasElements() then
		fnotecount=0
		for nfnotes=0 to fnotes.getCount()-1
			thisnote=fnotes.getbyIndex(nfnotes)
			fnotecount=fnotecount+hotcount(thisnote.getString()) - 1  ' subtract footnote number
		next nfnotes
		total = total + fnotecount
		results = results &amp; "Footnotes=" &amp; fnotecount &amp; ", "
		statusbar.text = results
	end if

	results = results &amp; "Total" &amp; "=" &amp; total
	statusbar.text = results

	libreoffice_total = doc.WordCount
	if libreoffice_total &lt;&gt; total then
		msgbox("WARNING: I calculate " &amp; total &amp; " total words, but libreoffice calculates " &amp; libreoffice_total &amp; " total words")
	end if

	wait 4000  ' ms
	statusbar.reset
	statusbar.end
End Sub

Sub wc_under_each_heading1
	doc = ThisComponent
	cursor = doc.Text.createTextCursor

	results = "WORDCOUNT: "
	statusbar = doc.CurrentController.StatusIndicator
	statusbar.start(results, 100)

	searcher = doc.createSearchDescriptor
	searcher.SearchStyles = True ' search for the specified paragraph template (plan to use say 'Abstract' style)
	searcher.SearchString = "Heading 1"
	found = doc.findFirst(searcher)
	do until IsNull(found)
		cursor.gotoRange(found, False) ' true = expand selection
		found = doc.findNext(found.end, searcher)
		if IsNull(found) then
			cursor.gotoEnd(true)
		else
			cursor.gotoRange(found.Start, true) ' true = expand selection
		end if
		count = hotcount(cursor.String)
		msgbox(count &amp; "words")
	loop
End Sub

Function hotcount(aString)
	' Count words using the same breakiterator as the program
	dim mystartpos as long
	dim numwords,nw 
	dim nextwd as new com.sun.star.i18n.Boundary
	dim aLocale as new com.sun.star.lang.Locale

	aLocale.Language="en"
	numwords=1
	mystartpos=0
	brk=createUnoService("com.sun.star.i18n.BreakIterator")
	nextwd=brk.nextWord(aString,startpos,aLocale,com.sun.star.i18n.WordType.WORD_COUNT)
	do while nextwd.startPos&lt;&gt; nextwd.endPos
		numwords=numwords+1
		nw=nextwd.startPos
		nextwd=brk.nextWord(aString,nw,aLocale,com.sun.star.i18n.WordType.WORD_COUNT)
	loop
	hotcount=numwords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ookmark_wordcoun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